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6c75d" officeooo:paragraph-rsid="001825c4"/>
    </style:style>
    <style:style style:name="P2" style:family="paragraph" style:parent-style-name="Standard">
      <style:paragraph-properties fo:text-align="start" style:justify-single-word="false"/>
      <style:text-properties style:font-name="Roboto" style:text-underline-style="none" fo:font-weight="normal" officeooo:rsid="00197704" officeooo:paragraph-rsid="0019770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Roboto" style:text-underline-style="none" fo:font-weight="normal" officeooo:rsid="001a83c9" officeooo:paragraph-rsid="001ed5c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" style:text-underline-style="none" fo:font-weight="normal" officeooo:rsid="001ed5c3" officeooo:paragraph-rsid="001ed5c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" style:text-underline-style="none" fo:font-weight="bold" officeooo:rsid="00197704" officeooo:paragraph-rsid="001ed5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style:font-name="Roboto" style:text-underline-style="none" fo:font-weight="normal" officeooo:rsid="001ef0b7" officeooo:paragraph-rsid="001ef0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ff" style:font-name="Roboto" style:text-underline-style="none" fo:font-weight="normal" officeooo:rsid="0020b785" officeooo:paragraph-rsid="0020b7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ff" style:font-name="Roboto" style:text-underline-style="none" fo:font-weight="normal" officeooo:rsid="001a83c9" officeooo:paragraph-rsid="0020b7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ff" style:font-name="Roboto" style:text-underline-style="none" fo:font-weight="bold" officeooo:rsid="0020b785" officeooo:paragraph-rsid="0020b78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ff" style:font-name="Roboto" style:text-underline-style="none" fo:font-weight="bold" officeooo:rsid="001ed5c3" officeooo:paragraph-rsid="001ed5c3" style:font-weight-asian="bold" style:font-weight-complex="bold"/>
    </style:style>
    <style:style style:name="P11" style:family="paragraph" style:parent-style-name="Standard">
      <style:text-properties fo:color="#0000ff" style:font-name="Roboto" officeooo:rsid="0020b785" officeooo:paragraph-rsid="0020b785"/>
    </style:style>
    <style:style style:name="P12" style:family="paragraph" style:parent-style-name="Standard">
      <style:paragraph-properties fo:break-before="page"/>
      <style:text-properties style:font-name="Roboto" fo:font-weight="bold" officeooo:rsid="001825c4" officeooo:paragraph-rsid="001825c4" style:font-weight-asian="bold" style:font-weight-complex="bold"/>
    </style:style>
    <style:style style:name="P13" style:family="paragraph" style:parent-style-name="Standard" style:list-style-name="L1">
      <style:text-properties style:font-name="Roboto" fo:font-weight="normal" officeooo:rsid="001825c4" officeooo:paragraph-rsid="001825c4" style:font-weight-asian="normal" style:font-weight-complex="normal"/>
    </style:style>
    <style:style style:name="P14" style:family="paragraph" style:parent-style-name="Standard" style:list-style-name="L1">
      <style:text-properties style:font-name="Roboto" fo:font-weight="normal" officeooo:rsid="00197704" officeooo:paragraph-rsid="0019770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0ee70b" officeooo:paragraph-rsid="0019770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97704" officeooo:paragraph-rsid="0019770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be59c" officeooo:paragraph-rsid="001be59c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a83c9" officeooo:paragraph-rsid="001a83c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b4734" officeooo:paragraph-rsid="001b47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770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83c9" style:font-weight-asian="normal" style:font-weight-complex="normal"/>
    </style:style>
    <style:style style:name="T5" style:family="text">
      <style:text-properties fo:font-weight="normal" officeooo:rsid="001ed5c3" style:font-weight-asian="normal" style:font-weight-complex="normal"/>
    </style:style>
    <style:style style:name="T6" style:family="text">
      <style:text-properties fo:font-weight="normal" officeooo:rsid="0020b785" style:font-weight-asian="normal" style:font-weight-complex="normal"/>
    </style:style>
    <style:style style:name="T7" style:family="text">
      <style:text-properties officeooo:rsid="001d58fa"/>
    </style:style>
    <style:style style:name="T8" style:family="text">
      <style:text-properties officeooo:rsid="001ed5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ma</text:span>: Die Anwendung von maschinellem Lernen bei Bilderkennung, Bildkreation, </text:p>
      <text:p text:style-name="P1"><text:tab/> <text:s text:c="2"/>-bearbeitung und Motion Capture und deren Implikationen</text:p>
      <text:p text:style-name="P1"/>
      <text:p text:style-name="P11">Das Thema erscheint mir noch zu umfangreich. Ich empfehle Ihnen, sich auf Bilderkennung und Motion Capture zu beschränken.</text:p>
      <text:p text:style-name="P12">Gliederung:</text:p>
      <text:list xml:id="list1252672932" text:style-name="L1">
        <text:list-item>
          <text:p text:style-name="P13">Geschichte</text:p>
          <text:list>
            <text:list-item>
              <text:p text:style-name="P13">Sci-Fi</text:p>
              <text:list>
                <text:list-item>
                  <text:p text:style-name="P13">Isaac Asimov → <text:span text:style-name="T2">Robotergesetze</text:span></text:p>
                </text:list-item>
              </text:list>
            </text:list-item>
            <text:list-item>
              <text:p text:style-name="P13">Alan Turing und d<text:span text:style-name="T7">er</text:span> Turing-Test</text:p>
            </text:list-item>
          </text:list>
        </text:list-item>
        <text:list-item>
          <text:p text:style-name="P14">Algorithmen</text:p>
          <text:list>
            <text:list-item>
              <text:p text:style-name="P15">überwachtes Lernen (supervised learning)</text:p>
              <text:list>
                <text:list-item>
                  <text:p text:style-name="P15"><text:span text:style-name="T2">t</text:span>eilüberwachtes Lernen (semi-supervised learning)</text:p>
                </text:list-item>
                <text:list-item>
                  <text:p text:style-name="P15"><text:span text:style-name="T2">d</text:span>estärkendes Lernen (reinforcement learning)</text:p>
                </text:list-item>
                <text:list-item>
                  <text:p text:style-name="P15"><text:span text:style-name="T2">a</text:span>ktives Lernen</text:p>
                </text:list-item>
              </text:list>
            </text:list-item>
            <text:list-item>
              <text:p text:style-name="P15">unüberwachtes Lernen (unsupervised learning)</text:p>
            </text:list-item>
          </text:list>
        </text:list-item>
        <text:list-item>
          <text:p text:style-name="P16">Bilderkennung</text:p>
          <text:list>
            <text:list-item>
              <text:p text:style-name="P16">Objekterkennung</text:p>
              <text:list>
                <text:list-item>
                  <text:p text:style-name="P17">reCAPTCHA</text:p>
                </text:list-item>
              </text:list>
            </text:list-item>
            <text:list-item>
              <text:p text:style-name="P16">Zeichenerkennung</text:p>
            </text:list-item>
            <text:list-item>
              <text:p text:style-name="P16">Objekterkennung</text:p>
            </text:list-item>
            <text:list-item>
              <text:p text:style-name="P16">Gesichtserkennung</text:p>
              <text:list>
                <text:list-item>
                  <text:p text:style-name="P18">Eingriff in unsere Privatsphäre oder erleichtert es unser Leben?</text:p>
                </text:list-item>
              </text:list>
            </text:list-item>
            <text:list-item>
              <text:p text:style-name="P17">Motion Capture</text:p>
              <text:list>
                <text:list-item>
                  <text:p text:style-name="P17">Animation</text:p>
                </text:list-item>
                <text:list-item>
                  <text:p text:style-name="P17">Gesichtsfilter</text:p>
                </text:list-item>
              </text:list>
            </text:list-item>
            <text:list-item>
              <text:p text:style-name="P19">Optisches Radar/LIDAR (Light Detection and Ranging) und stereoskopisches Sehen</text:p>
              <text:list>
                <text:list-item>
                  <text:p text:style-name="P19">autonomes Fahren</text:p>
                </text:list-item>
                <text:list-item>
                  <text:p text:style-name="P19">AR (augmentierte/erweiterte Realität)</text:p>
                </text:list-item>
              </text:list>
            </text:list-item>
            <text:list-item>
              <text:p text:style-name="P18">Deepfakes</text:p>
            </text:list-item>
          </text:list>
        </text:list-item>
        <text:list-item>
          <text:p text:style-name="P19">Problemfrage</text:p>
          <text:list>
            <text:list-item>
              <text:p text:style-name="P17">Stichprobenverzerrung bei Training<text:span text:style-name="T8">s</text:span>daten (sample bias)</text:p>
            </text:list-item>
            <text:list-item>
              <text:p text:style-name="P19">Upload-Filter</text:p>
            </text:list-item>
          </text:list>
        </text:list-item>
      </text:list>
      <text:p text:style-name="P2"/>
      <text:p text:style-name="P2"/>
      <text:p text:style-name="P5">Problemfrage: </text:p>
      <text:p text:style-name="P5"><text:span text:style-name="T4">Ist die automatische Kategorisierung und das Filtern von graphischen <text:tab/><text:tab/><text:tab/> <text:s text:c="2"/>Inhalten mittels </text:span><text:span text:style-name="T5">Methoden der KI</text:span><text:span text:style-name="T4"> moralisch vertretbar?</text:span></text:p>
      <text:p text:style-name="P3"/>
      <text:p text:style-name="P9"><text:span text:style-name="T4">D</text:span><text:span text:style-name="T3">iese Frage ist sehr schwer zu beantworten, da Sie den Begriff Moral klären müssten.</text:span></text:p>
      <text:p text:style-name="P7">Ich biete Ihnen eine alternative Formulierung, die sie aber auch noch einmal überarbeiten können.</text:p>
      <text:p text:style-name="P8"/>
      <text:p text:style-name="P10"><text:span text:style-name="T4">A</text:span><text:span text:style-name="T3">lternative Formulierung:</text:span></text:p>
      <text:p text:style-name="P10"><text:span text:style-name="T3">Automatische Kategorisierung und Filtern grafischer Inhalte dank künstlicher Intelligenz – </text:span><text:span text:style-name="T6">Lösung zahlreicher Alltagsprobleme </text:span><text:span text:style-name="T3">oder Bedrohung unserer Persönlichkeitsrechte?</text:span></text:p>
      <text:p text:style-name="P4"/>
      <text:p text:style-name="P4"/>
      <text:p text:style-name="P6">Die Gliederung ist immer noch zu breit gestreut. Die Inhalte führen nicht zielgerichtet genug auf die Problemfrage hin. Wichtige Begriffe wie neuronale Netze und Deep Learning fehlen hinge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55:20.121285974</meta:creation-date>
    <dc:date>2019-04-06T22:36:20.303582113</dc:date>
    <meta:editing-duration>PT15M59S</meta:editing-duration>
    <meta:editing-cycles>4</meta:editing-cycles>
    <meta:generator>LibreOffice/6.0.7.3$Linux_X86_64 LibreOffice_project/00m0$Build-3</meta:generator>
    <dc:creator>Kerstin Funke</dc:creator>
    <meta:document-statistic meta:table-count="0" meta:image-count="0" meta:object-count="0" meta:page-count="2" meta:paragraph-count="38" meta:word-count="224" meta:character-count="1692" meta:non-whitespace-character-count="1520"/>
  </office:meta>
</office:document-meta>
</file>